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b52" officeooo:paragraph-rsid="00133b52"/>
    </style:style>
    <style:style style:name="P2" style:family="paragraph" style:parent-style-name="Standard">
      <style:text-properties officeooo:rsid="00141bde" officeooo:paragraph-rsid="00141b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Kunst wird im öffentlichen Raum erst sichtbar, wenn sie sich an sehr stark popularisierten Orten befindet. Auch ist es wichtig, dass sie aus der Umgebung heraussticht, um die größte Aufmerksamkeit zu erregen. Der Tourismus kann durch solche Projekte sehr gesteigert werden. Jedoch können solche Projekte auch unproportional viel kosten.</text:p>
      <text:p text:style-name="P1"/>
      <text:p text:style-name="P2">Das Projekt „Umbrellas“ von Christo und seiner Frau Jeanne-Claude umfasst 3100 Schirme mit jeweils 6 Metern Höhe und 8 Meter Durchmesser. 1340 blaue Schirme wurden in einem japanischen Tal plaziert und 1760 gelbe an einem kalifornischen Wüstenstreifen wurden gleichzeitig an einem Morgen für 18 Tage aufgespannt. Also legte sich am 9.10.1991 ein schimmerndes Perlennetz über die Landschaft. Alle wurden dann zerlegt und recycled. </text:p>
      <text:p text:style-name="P2">Das bekannteste Großprojekt von Christo und Claude <text:s/>war die Verhüllung des Berliner Reichtags. Es ist eines der bekanntesten Kunstprojekte im öffentlichen Raum.</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1T13:56:45.688185629</meta:creation-date>
    <dc:date>2021-11-11T14:14:51.313285074</dc:date>
    <meta:editing-duration>PT7M55S</meta:editing-duration>
    <meta:editing-cycles>1</meta:editing-cycles>
    <meta:document-statistic meta:table-count="0" meta:image-count="0" meta:object-count="0" meta:page-count="1" meta:paragraph-count="3" meta:word-count="134" meta:character-count="926" meta:non-whitespace-character-count="793"/>
    <meta:generator>LibreOffice/6.4.7.2$Linux_X86_64 LibreOffice_project/40$Build-2</meta:generator>
  </office:meta>
</office:document-meta>
</file>